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98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cm" svg:y1="12cm" svg:x2="21.5cm" svg:y2="12cm">
          <text:p/>
        </draw:line>
        <draw:line draw:style-name="gr1" draw:text-style-name="P1" draw:layer="layout" svg:x1="5.5cm" svg:y1="17cm" svg:x2="21.5cm" svg:y2="4.5cm">
          <text:p/>
        </draw:line>
        <draw:path draw:style-name="gr1" draw:text-style-name="P1" draw:layer="layout" svg:width="0.499cm" svg:height="0.999cm" svg:x="10cm" svg:y="12cm" svg:viewBox="0 0 500 1000" svg:d="M0 0c0 500 500 1000 500 1000">
          <text:p/>
        </draw:path>
        <draw:path draw:style-name="gr1" draw:text-style-name="P1" draw:layer="layout" svg:width="0.299cm" svg:height="0.999cm" svg:x="13.2cm" svg:y="11cm" svg:viewBox="0 0 300 1000" svg:d="M0 0c300 333 300 1000 300 1000">
          <text:p/>
        </draw:path>
        <draw:line draw:style-name="gr1" draw:text-style-name="P1" draw:layer="layout" svg:x1="8cm" svg:y1="6.5cm" svg:x2="22.5cm" svg:y2="6.5cm">
          <text:p/>
        </draw:line>
        <draw:path draw:style-name="gr1" draw:text-style-name="P1" draw:layer="layout" svg:width="0.499cm" svg:height="0.999cm" svg:x="20.2cm" svg:y="5.5cm" svg:viewBox="0 0 500 1000" svg:d="M0 0c800 333 400 1000 400 1000">
          <text:p/>
        </draw:path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9.5cm" svg:height="12.355cm" svg:x="4.5cm" svg:y="3.265cm">
          <draw:text-box>
            <text:p/>
            <text:p/>
            <text:p>∵</text:p>
            <text:p/>
            <text:p>∴ △ABC ≌ △CDA</text:p>
            <text:p/>
            <text:p/>
            <text:p>∠CAB = ∠DAB</text:p>
            <text:p/>
            <text:p>∥</text:p>
            <text:p/>
            <text:p>⊥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4M53S</meta:editing-duration>
    <meta:editing-cycles>4</meta:editing-cycles>
    <meta:generator>OpenOffice/4.1.11$Win32 OpenOffice.org_project/4111m1$Build-9808</meta:generator>
    <dc:date>2025-09-09T10:10:56.65</dc:date>
    <meta:document-statistic meta:object-count="32"/>
  </office:meta>
</office:document-meta>
</file>